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8in"/>
    </style:style>
    <style:style style:name="co2" style:family="table-column">
      <style:table-column-properties fo:break-before="auto" style:column-width="0.3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6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2" style:family="table-cell" style:parent-style-name="Default">
      <style:table-cell-properties fo:padding="0.028in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number-columns-repeated="7" table:default-cell-style-name="ce2"/>
        <table:table-column table:style-name="co2" table:default-cell-style-name="ce2"/>
        <table:table-column table:style-name="co1" table:number-columns-repeated="12" table:default-cell-style-name="ce2"/>
        <table:table-column table:style-name="co3" table:number-columns-repeated="237" table:default-cell-style-name="ce2"/>
        <table:table-row table:style-name="ro1">
          <table:table-cell table:number-columns-repeated="9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style-name="ce1" table:number-columns-repeated="236"/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36"/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36"/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36"/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36"/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table:number-columns-repeated="236"/>
          <table:table-cell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table:number-columns-repeated="236"/>
          <table:table-cell/>
        </table:table-row>
        <table:table-row table:style-name="ro3">
          <table:table-cell table:number-columns-repeated="7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table:number-columns-repeated="236"/>
          <table:table-cell/>
        </table:table-row>
        <table:table-row table:style-name="ro3">
          <table:table-cell table:number-columns-repeated="6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table:number-columns-repeated="236"/>
          <table:table-cell/>
        </table:table-row>
        <table:table-row table:style-name="ro3">
          <table:table-cell table:number-columns-repeated="6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table:number-columns-repeated="236"/>
          <table:table-cell/>
        </table:table-row>
        <table:table-row table:style-name="ro3">
          <table:table-cell table:number-columns-repeated="6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table:number-columns-repeated="236"/>
          <table:table-cell/>
        </table:table-row>
        <table:table-row table:style-name="ro2">
          <table:table-cell table:number-columns-repeated="6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table:number-columns-repeated="236"/>
          <table:table-cell/>
        </table:table-row>
        <table:table-row table:style-name="ro2">
          <table:table-cell table:number-columns-repeated="6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table:number-columns-repeated="236"/>
          <table:table-cell/>
        </table:table-row>
        <table:table-row table:style-name="ro3">
          <table:table-cell table:number-columns-repeated="7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table:number-columns-repeated="236"/>
          <table:table-cell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table:number-columns-repeated="236"/>
          <table:table-cell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table:number-columns-repeated="236"/>
          <table:table-cell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table:number-columns-repeated="236"/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table:number-columns-repeated="236"/>
          <table:table-cell/>
        </table:table-row>
        <table:table-row table:style-name="ro2">
          <table:table-cell table:number-columns-repeated="13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table:number-columns-repeated="236"/>
          <table:table-cell/>
        </table:table-row>
        <table:table-row table:style-name="ro2" table:number-rows-repeated="481">
          <table:table-cell table:style-name="ce1" table:number-columns-repeated="256"/>
          <table:table-cell/>
        </table:table-row>
        <table:table-row table:style-name="ro2" table:number-rows-repeated="1048075">
          <table:table-cell table:number-columns-repeated="257"/>
        </table:table-row>
        <table:table-row table:style-name="ro2">
          <table:table-cell table:number-columns-repeated="257"/>
        </table:table-row>
        <calcext:conditional-formats>
          <calcext:conditional-format calcext:target-range-address="Sheet1.A1:Sheet1.IV500">
            <calcext:condition calcext:apply-style-name="Excel_CondFormat_1_1_1" calcext:value="=0" calcext:base-cell-address="Sheet1.A1"/>
            <calcext:condition calcext:apply-style-name="Excel_CondFormat_1_1_2" calcext:value="=1" calcext:base-cell-address="Sheet1.A1"/>
            <calcext:condition calcext:apply-style-name="Excel_CondFormat_1_1_3" calcext:value="=2" calcext:base-cell-address="Sheet1.A1"/>
            <calcext:condition calcext:apply-style-name="Excel_CondFormat_1_1_4" calcext:value="=3" calcext:base-cell-address="Sheet1.A1"/>
            <calcext:condition calcext:apply-style-name="Excel_CondFormat_1_1_5" calcext:value="=4" calcext:base-cell-address="Sheet1.A1"/>
            <calcext:condition calcext:apply-style-name="Excel_CondFormat_1_1_6" calcext:value="=100" calcext:base-cell-address="Sheet1.A1"/>
            <calcext:condition calcext:apply-style-name="Excel_CondFormat_1_1_7" calcext:value="&gt;101" calcext:base-cell-address="Sheet1.A1"/>
            <calcext:condition calcext:apply-style-name="Trees" calcext:value="=6" calcext:base-cell-address="Sheet1.A1"/>
            <calcext:condition calcext:apply-style-name="Trees1" calcext:value="=5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ank_20_Space" style:display-name="Blank Space" style:family="table-cell" style:parent-style-name="Default">
      <style:table-cell-properties fo:background-color="#000000" fo:padding="0.028in"/>
      <style:text-properties fo:color="#ffffff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losed_20_Door" style:display-name="Closed Door" style:family="table-cell" style:parent-style-name="Default">
      <style:table-cell-properties fo:background-color="#000000" fo:padding="0.028in"/>
      <style:text-properties fo:color="#66ffff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own_20_Stairs" style:display-name="Down Stairs" style:family="table-cell" style:parent-style-name="Default">
      <style:table-cell-properties fo:background-color="#ffff99" fo:padding="0.028in"/>
      <style:text-properties fo:color="#99ff66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pen_20_Door" style:display-name="Open Door" style:family="table-cell" style:parent-style-name="Default">
      <style:table-cell-properties fo:background-color="#66ffff" fo:padding="0.028in"/>
      <style:text-properties fo:color="#000000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pen_20_Space" style:display-name="Open Space" style:family="table-cell" style:parent-style-name="Default">
      <style:table-cell-properties fo:padding="0.028in"/>
      <style:text-properties fo:color="#99ff66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Up_20_Stairs" style:display-name="Up Stairs" style:family="table-cell" style:parent-style-name="Default">
      <style:table-cell-properties fo:background-color="#99ff66" fo:padding="0.028in"/>
      <style:text-properties fo:color="#ffff99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lls" style:family="table-cell" style:parent-style-name="Default">
      <style:table-cell-properties fo:background-color="#000000" fo:padding="0.028in"/>
      <style:text-properties fo:color="#ff3333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99ff66"/>
    </style:style>
    <style:style style:name="Excel_5f_CondFormat_5f_1_5f_1_5f_2" style:display-name="Excel_CondFormat_1_1_2" style:family="table-cell" style:parent-style-name="Default">
      <style:table-cell-properties fo:background-color="#000000"/>
      <style:text-properties fo:color="#ff3333"/>
    </style:style>
    <style:style style:name="Excel_5f_CondFormat_5f_1_5f_1_5f_3" style:display-name="Excel_CondFormat_1_1_3" style:family="table-cell" style:parent-style-name="Default">
      <style:table-cell-properties fo:background-color="#000000"/>
      <style:text-properties fo:color="#ffffff"/>
    </style:style>
    <style:style style:name="Excel_5f_CondFormat_5f_1_5f_1_5f_4" style:display-name="Excel_CondFormat_1_1_4" style:family="table-cell" style:parent-style-name="Default">
      <style:table-cell-properties fo:background-color="#99ff66"/>
      <style:text-properties fo:color="#ffff99"/>
    </style:style>
    <style:style style:name="Excel_5f_CondFormat_5f_1_5f_1_5f_5" style:display-name="Excel_CondFormat_1_1_5" style:family="table-cell" style:parent-style-name="Default">
      <style:table-cell-properties fo:background-color="#ffff99"/>
      <style:text-properties fo:color="#99ff66"/>
    </style:style>
    <style:style style:name="Excel_5f_CondFormat_5f_1_5f_1_5f_6" style:display-name="Excel_CondFormat_1_1_6" style:family="table-cell" style:parent-style-name="Default">
      <style:table-cell-properties fo:background-color="#66ffff"/>
      <style:text-properties fo:color="#000000"/>
    </style:style>
    <style:style style:name="Excel_5f_CondFormat_5f_1_5f_1_5f_7" style:display-name="Excel_CondFormat_1_1_7" style:family="table-cell" style:parent-style-name="Default">
      <style:table-cell-properties fo:background-color="#000000"/>
      <style:text-properties fo:color="#66ffff"/>
    </style:style>
    <style:style style:name="Trees" style:family="table-cell" style:parent-style-name="Default">
      <style:table-cell-properties fo:background-color="#6666ff"/>
      <style:text-properties fo:color="#99ff66"/>
    </style:style>
    <style:style style:name="Trees1" style:family="table-cell" style:parent-style-name="Default">
      <style:table-cell-properties fo:background-color="#99ff66"/>
      <style:text-properties fo:color="#6666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3T10:23:36.941000000</dc:date>
    <meta:editing-cycles>3</meta:editing-cycles>
    <meta:editing-duration>P11DT3H32M54S</meta:editing-duration>
    <meta:generator>LibreOffice/4.1.5.3$Windows_x86 LibreOffice_project/1c1366bba2ba2b554cd2ca4d87c06da81c05d24</meta:generator>
    <meta:document-statistic meta:table-count="1" meta:cell-count="380" meta:object-count="0"/>
  </office:meta>
</office:document-meta>
</file>